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AnnotationController.post( @ RequestBody ( required = false ) Foo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ge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getMappingForMethod( Method method , Class &lt; ? &gt; hand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edAnnotationController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sedAnnotati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resolveRequestMappingViaComposedAnnotation( RequestMapping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Controll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assertComposedAnnotationMapping( RequestMethod requ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HandlerMappingTests.useRegisteredSuffixPatter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MappingHandlerMappingTests.suffixPatternMatch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MappingHandlerMappingTests.delet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build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HandlerMappingTests.pu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pos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pathPrefix( RequestMappingHandlerMapp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HandlerMappingTests.assertComposedAnnotationMapping( RequestMappingHandlerMapping mapping , String methodName , String path , RequestMethod request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edAnnotationController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initRequestPath( RequestMappingHandlerMapping mapping , Mock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MappingHandlerMapping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edAnnotationControll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pathPrefixPreservesPathMatchingSettings( RequestMapping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MappingHandlerMappingTests.consumesWithOptionalRequestBody( RequestMappingHandlerMapping mapping , Static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edAnnotationController.post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useRegisteredSuffixPatternMatchInit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questMappingHandlerMappingTests.resolveEmbeddedValuesInPatterns( RequestMappingHandlerMapp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HandlerMappingTests.getMappingOverridesConsumesFromTypeLeve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edAnnotationController.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patch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